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overnance_5f_Financial_5f_Secrecy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overnance_Financial_Secrecy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Financial Secrecy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Intransparenz der Finanzmärk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Beitrag eines Landes an der weltweiten Schattenfinanzwirt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ntribution of a jurisdiction to financial secrecy worldwid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inancial secrecy allows for escaping from financial regulation, evading taxes, committing fraud and many more financial crimes. Illicit financial flows are estimated to be around US$ 1-1.6 trillion a year (as a reference: international aid flows amount around US$135 billion yearly). With the Financial Secrecy Index, secrecy jurisdictions (often called tax havens) can be identified. The index combines many dimensions, such as banking secrecy or promoting tax evasion (through tax credits for certain types of foreign capital income). Based on the logic that bigger financial centres have a higher responsibility to ensure financial transparency, secrecy scores are then weighted by offshore financial service activity to calculate the final index. The index ranks British Overseas Territories and Crown Dependencies separately. If all these jurisdictions were aggregated the UK would receive the highest rate for secrec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einer Schattenwirtschaft kann man Finanzregulierungen entkommen, Steuern hinterziehen, Betrug oder Geldwäsche betreiben. Illegale Finanzflüsse werden auf 1-1,6 Trillionen US$ jährlich geschätzt (zum Vergleich: bei weltweiter Entwicklungshilfe handelt es sich um ca. 135 Milliarden US$). Der Schattenfinanzindex dient dazu, Orte mit hoher Geheimhaltung (Steueroasen) zu identifizieren. Der Index setzt sich aus vielen Indikatoren zusammen, beispielsweise Bankgeheimnis und die Förderung von Steuerhinterziehung (durch Steuergutschriften für bestimmte ausländische Kapitalerträge). Mit dem Argument, dass große Finanzmärkte eine größe Verantwortung haben Transparenz zu fördern, wird der Index mit ausländischen Finanzaktivitäten gewichtet. Der Financial Secrecy Index bewertet alle britischen überseeischen Gebiete und Gebiete, die der Britischen Krone unterstehen separat. Würde diese Gebiete aggregiert bewertet, so würde Großbritannien den höchsten Wert für Intransparenz erhalt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0,35,50,6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s Ranking orientiert sich an den Ländern, die am besten und am schlecht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Ranking is based on the countries, which are currently best and worst performer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8.10</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e Financial Secrecy Index ranks jurisdictions according to their secrecy and the scale of their offshore finanical activities. A politically neutral ranking, it is a tool for understanding global financial secrecy, tax havens or secrecy jurisdictions, and illicit financial flows or capital flight.</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Tax Justice Networ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financialsecrecyindex.com/introduction/fsi-2015-results" xlink:type="simple">http://www.financialsecrecyindex.com/introduction/fsi-2015-result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Tax Justice Network</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NC-SA 2.0 UK</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5" calcext:value-type="float">
            <text:p>2015</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6" calcext:value-type="float">
            <text:p>5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40" calcext:value-type="float">
            <text:p>40</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55" calcext:value-type="float">
            <text:p>55</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8" calcext:value-type="float">
            <text:p>4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42" calcext:value-type="float">
            <text:p>4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64" calcext:value-type="float">
            <text:p>6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60" calcext:value-type="float">
            <text:p>60</text:p>
          </table:table-cell>
          <table:table-cell table:number-columns-repeated="1022"/>
        </table:table-row>
        <table:table-row table:style-name="ro2" table:number-rows-repeated="104849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overnance_5f_Financial_5f_Secrecy_5f_" style:display-name="PageStyle_D_Governance_Financial_Secrecy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1" meta:object-count="0"/>
    <meta:generator>LibreOfficeDev/5.1.0.3$Linux_X86_64 LibreOffice_project/</meta:generator>
  </office:meta>
</office:document-meta>
</file>